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6461in" svg:height="5.1043in" svg:x="1.8217in" svg:y="0.0421in">
            <draw:object draw:notify-on-update-of-ranges="Sheet1.A2:Sheet1.A127 Sheet1.B1:Sheet1.B1 Sheet1.B2:Sheet1.B1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olts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Name:</text:p>
          </table:table-cell>
          <table:table-cell office:value-type="string" calcext:value-type="string">
            <text:p>Chris Park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6" calcext:value-type="float">
            <text:p>0.46</text:p>
          </table:table-cell>
          <table:table-cell table:number-columns-repeated="1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52" calcext:value-type="float">
            <text:p>1.5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" calcext:value-type="float">
            <text:p>2.28</text:p>
          </table:table-cell>
          <table:table-cell table:number-columns-repeated="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.07" calcext:value-type="float">
            <text:p>2.07</text:p>
          </table:table-cell>
          <table:table-cell table:number-columns-repeated="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16" calcext:value-type="float">
            <text:p>2.16</text:p>
          </table:table-cell>
          <table:table-cell table:number-columns-repeated="1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32" calcext:value-type="float">
            <text:p>3.32</text:p>
          </table:table-cell>
          <table:table-cell table:number-columns-repeated="1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05" calcext:value-type="float">
            <text:p>3.0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4" calcext:value-type="float">
            <text:p>3.04</text:p>
          </table:table-cell>
          <table:table-cell table:number-columns-repeated="1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.06" calcext:value-type="float">
            <text:p>3.06</text:p>
          </table:table-cell>
          <table:table-cell table:number-columns-repeated="1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.04" calcext:value-type="float">
            <text:p>3.04</text:p>
          </table:table-cell>
          <table:table-cell table:number-columns-repeated="13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93" calcext:value-type="float">
            <text:p>2.93</text:p>
          </table:table-cell>
          <table:table-cell table:number-columns-repeated="13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.97" calcext:value-type="float">
            <text:p>2.97</text:p>
          </table:table-cell>
          <table:table-cell table:number-columns-repeated="13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2.95" calcext:value-type="float">
            <text:p>2.95</text:p>
          </table:table-cell>
          <table:table-cell table:number-columns-repeated="13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.93" calcext:value-type="float">
            <text:p>2.93</text:p>
          </table:table-cell>
          <table:table-cell table:number-columns-repeated="13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96" calcext:value-type="float">
            <text:p>2.96</text:p>
          </table:table-cell>
          <table:table-cell table:number-columns-repeated="13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2.95" calcext:value-type="float">
            <text:p>2.95</text:p>
          </table:table-cell>
          <table:table-cell table:number-columns-repeated="13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97" calcext:value-type="float">
            <text:p>2.97</text:p>
          </table:table-cell>
          <table:table-cell table:number-columns-repeated="13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2.97" calcext:value-type="float">
            <text:p>2.97</text:p>
          </table:table-cell>
          <table:table-cell table:number-columns-repeated="13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2.95" calcext:value-type="float">
            <text:p>2.9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3.04" calcext:value-type="float">
            <text:p>3.04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2.95" calcext:value-type="float">
            <text:p>2.95</text:p>
          </table:table-cell>
          <table:table-cell table:number-columns-repeated="13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inis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2:38:49.3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3:51:13.346000000</meta:creation-date>
    <dc:date>2016-12-02T02:39:47.285000000</dc:date>
    <meta:editing-duration>PT10M36S</meta:editing-duration>
    <meta:editing-cycles>5</meta:editing-cycles>
    <meta:generator>LibreOffice/4.2.0.4$Windows_x86 LibreOffice_project/05dceb5d363845f2cf968344d7adab8dcfb2ba71</meta:generator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02cm" svg:height="12.966cm" xlink:href=".." xlink:type="simple" chart:class="chart:scatter" chart:style-name="ch1">
        <chart:title svg:x="8.53cm" svg:y="0.395cm" chart:style-name="ch2">
          <text:p>closed loop response (Ts = 800 usec)</text:p>
        </chart:title>
        <chart:plot-area chart:style-name="ch3" table:cell-range-address="Sheet1.A2:Sheet1.B127 Sheet1.B1:Sheet1.B1" chart:data-source-has-labels="row" svg:x="1.501cm" svg:y="1.951cm" svg:width="22.021cm" svg:height="9.775cm">
          <chartooo:coordinate-region svg:x="2.228cm" svg:y="2.15cm" svg:width="21.014cm" svg:height="8.929cm"/>
          <chart:axis chart:dimension="x" chart:name="primary-x" chart:style-name="ch4">
            <chart:title svg:x="11.581cm" svg:y="11.985cm" chart:style-name="ch5">
              <text:p>time (msec)</text:p>
            </chart:title>
            <chart:grid chart:style-name="ch6" chart:class="major"/>
          </chart:axis>
          <chart:axis chart:dimension="y" chart:name="primary-y" chart:style-name="ch7">
            <chart:title svg:x="0.451cm" svg:y="7.226cm" chart:style-name="ch8">
              <text:p>volts</text:p>
            </chart:title>
            <chart:grid chart:style-name="ch6" chart:class="major"/>
          </chart:axis>
          <chart:series chart:style-name="ch9" chart:values-cell-range-address="Sheet1.B2:Sheet1.B127" chart:label-cell-address="Sheet1.B1:Sheet1.B1" chart:class="chart:scatter">
            <chart:domain table:cell-range-address="Sheet1.A2:Sheet1.A127"/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7</svg:desc>
                </draw:g>
              </table:table-cell>
              <table:table-cell office:value-type="float" office:value="0">
                <text:p>0</text:p>
                <draw:g>
                  <svg:desc>Sheet1.B2:Sheet1.B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">
                <text:p>5.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">
                <text:p>7.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">
                <text:p>9.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">
                <text:p>10.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">
                <text:p>11.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">
                <text:p>12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6">
                <text:p>13.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">
                <text:p>14.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">
                <text:p>15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8">
                <text:p>16.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">
                <text:p>17.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4">
                <text:p>18.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2">
                <text:p>19.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8">
                <text:p>20.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6">
                <text:p>21.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4">
                <text:p>22.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2">
                <text:p>23.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8">
                <text:p>24.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6">
                <text:p>25.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4">
                <text:p>26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2">
                <text:p>27.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8">
                <text:p>28.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6">
                <text:p>2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4">
                <text:p>3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2">
                <text:p>31.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8">
                <text:p>32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6">
                <text:p>33.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.4">
                <text:p>34.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2">
                <text:p>35.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8">
                <text:p>36.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6">
                <text:p>37.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4">
                <text:p>38.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2">
                <text:p>39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8">
                <text:p>4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6">
                <text:p>41.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.4">
                <text:p>4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.2">
                <text:p>43.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8">
                <text:p>44.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.6">
                <text:p>45.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4">
                <text:p>46.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2">
                <text:p>47.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8">
                <text:p>48.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.6">
                <text:p>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4">
                <text:p>50.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2">
                <text:p>51.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8">
                <text:p>52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">
                <text:p>53.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4">
                <text:p>54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2">
                <text:p>55.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8">
                <text:p>56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6">
                <text:p>57.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4">
                <text:p>58.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2">
                <text:p>59.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8">
                <text:p>60.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.6">
                <text:p>61.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4">
                <text:p>6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.2">
                <text:p>63.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.8">
                <text:p>64.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.6">
                <text:p>65.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4">
                <text:p>66.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.2">
                <text:p>67.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.8">
                <text:p>68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.6">
                <text:p>69.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4">
                <text:p>7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2">
                <text:p>71.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8">
                <text:p>72.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6">
                <text:p>73.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4">
                <text:p>74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.2">
                <text:p>75.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.8">
                <text:p>76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6">
                <text:p>77.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4">
                <text:p>78.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2">
                <text:p>79.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.8">
                <text:p>80.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.6">
                <text:p>81.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.4">
                <text:p>82.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.2">
                <text:p>83.2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">
                <text:p>8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8">
                <text:p>84.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6">
                <text:p>85.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.4">
                <text:p>86.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2">
                <text:p>87.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">
                <text:p>8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.8">
                <text:p>88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.6">
                <text:p>89.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.4">
                <text:p>90.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.2">
                <text:p>91.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">
                <text:p>9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.8">
                <text:p>92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.6">
                <text:p>93.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.4">
                <text:p>94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.2">
                <text:p>95.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">
                <text:p>9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.8">
                <text:p>96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.6">
                <text:p>97.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.4">
                <text:p>98.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2">
                <text:p>99.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